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100002000000017100000110E995B02C88D6F805.png" manifest:media-type="image/png"/>
  <manifest:file-entry manifest:full-path="Object 1/Pictures/200001DC000028B000001E085D05CF40EEC858FE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79.31pt" svg:height="483.59pt" svg:x="203.27pt" svg:y="158.2pt">
            <draw:object draw:notify-on-update-of-ranges="Sheet1.F1:Sheet1.I1 Sheet1.E2:Sheet1.E2 Sheet1.F2:Sheet1.I2 Sheet1.E3:Sheet1.E3 Sheet1.F3:Sheet1.I3 Sheet1.E4:Sheet1.E4 Sheet1.F4:Sheet1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_Sim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 office:value-type="float" office:value="5000" calcext:value-type="float">
            <text:p>5000</text:p>
          </table:table-cell>
          <table:table-cell/>
          <table:table-cell office:value-type="string" calcext:value-type="string">
            <text:p>C</text:p>
          </table:table-cell>
          <table:table-cell table:formula="of:=SUM([.A78];[.A81];[.A84];[.A87];[.A90])/5" office:value-type="float" office:value="0.0454124" calcext:value-type="float">
            <text:p>0.0454124</text:p>
          </table:table-cell>
          <table:table-cell table:formula="of:=SUM([.A63];[.A66];[.A69];[.A72];[.A75])/5" office:value-type="float" office:value="0.157775" calcext:value-type="float">
            <text:p>0.157775</text:p>
          </table:table-cell>
          <table:table-cell table:style-name="ce1" table:formula="of:=SUM([.A48];[.A51];[.A54];[.A57];[.A60])/5" office:value-type="float" office:value="0.3436602" calcext:value-type="float">
            <text:p>0.3436602</text:p>
          </table:table-cell>
          <table:table-cell table:formula="of:=SUM(;[.A33];[.A36];[.A39];[.A42];[.A45])/5" office:value-type="float" office:value="0.605639" calcext:value-type="float">
            <text:p>0.605639</text:p>
          </table:table-cell>
          <table:table-cell table:formula="of:=SUM([.A18];[.A21];[.A24];[.A27];[.A30])/5" office:value-type="float" office:value="3.7216696" calcext:value-type="float">
            <text:p>3.7216696</text:p>
          </table:table-cell>
          <table:table-cell table:formula="of:=SUM([.A3];[.A6];[.A9];[.A12];[.A15])/5" office:value-type="float" office:value="14.798096" calcext:value-type="float">
            <text:p>14.798096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office:value-type="float" office:value="14.774023" calcext:value-type="float">
            <text:p>14.774023</text:p>
          </table:table-cell>
          <table:table-cell office:value-type="float" office:value="22.543902" calcext:value-type="float">
            <text:p>22.543902</text:p>
          </table:table-cell>
          <table:table-cell office:value-type="float" office:value="9.695774" calcext:value-type="float">
            <text:p>9.695774</text:p>
          </table:table-cell>
          <table:table-cell/>
          <table:table-cell office:value-type="string" calcext:value-type="string">
            <text:p>ASM</text:p>
          </table:table-cell>
          <table:table-cell table:formula="of:=SUM(;[.B90];[.B87];[.B84];[.B81];[.B78])/5" office:value-type="float" office:value="0.0650032" calcext:value-type="float">
            <text:p>0.0650032</text:p>
          </table:table-cell>
          <table:table-cell table:formula="of:=SUM([.B63];[.B66];[.B69];[.B72];[.B75])/5" office:value-type="float" office:value="0.2352244" calcext:value-type="float">
            <text:p>0.2352244</text:p>
          </table:table-cell>
          <table:table-cell table:style-name="ce1" table:formula="of:=SUM([.C34];[.B48];[.B51];[.B54];[.B57];[.B60])/5" office:value-type="float" office:value="0.5176214" calcext:value-type="float">
            <text:p>0.5176214</text:p>
          </table:table-cell>
          <table:table-cell table:formula="of:=SUM([.B33];[.B36];[.B39];[.B42];[.B45])/5" office:value-type="float" office:value="0.9119462" calcext:value-type="float">
            <text:p>0.9119462</text:p>
          </table:table-cell>
          <table:table-cell table:formula="of:=SUM([.B18];[.B21];[.B24];[.B27];[.B30])/5" office:value-type="float" office:value="5.649717" calcext:value-type="float">
            <text:p>5.649717</text:p>
          </table:table-cell>
          <table:table-cell table:formula="of:=SUM([.B3];[.B6];[.B9];[.B12];[.B15])/5" office:value-type="float" office:value="22.7363514" calcext:value-type="float">
            <text:p>22.7363514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M_SimD</text:p>
          </table:table-cell>
          <table:table-cell table:formula="of:=SUM([.C90];[.C87];[.C84];[.C81];[.C78])/5" office:value-type="float" office:value="0.03399" calcext:value-type="float">
            <text:p>0.03399</text:p>
          </table:table-cell>
          <table:table-cell table:formula="of:=SUM([.C75];[.C72];[.C69];[.C66];[.C63])/5" office:value-type="float" office:value="0.1066764" calcext:value-type="float">
            <text:p>0.1066764</text:p>
          </table:table-cell>
          <table:table-cell table:formula="of:=SUM([.C48];[.C51];[.C54];[.C57];[.C60])/5" office:value-type="float" office:value="0.2285984" calcext:value-type="float">
            <text:p>0.2285984</text:p>
          </table:table-cell>
          <table:table-cell table:formula="of:=SUM([.C33];[.C36];[.C39];[.C42];[.C45])/5" office:value-type="float" office:value="0.3981316" calcext:value-type="float">
            <text:p>0.3981316</text:p>
          </table:table-cell>
          <table:table-cell table:formula="of:=SUM([.C18];[.C21];[.C24];[.C27];[.C30])/5" office:value-type="float" office:value="2.4923508" calcext:value-type="float">
            <text:p>2.4923508</text:p>
          </table:table-cell>
          <table:table-cell table:formula="of:=SUM([.C3];[.C6];[.C9];[.C12];[.C15])/5" office:value-type="float" office:value="9.6546974" calcext:value-type="float">
            <text:p>9.6546974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.789965" calcext:value-type="float">
            <text:p>14.789965</text:p>
          </table:table-cell>
          <table:table-cell office:value-type="float" office:value="22.571615" calcext:value-type="float">
            <text:p>22.571615</text:p>
          </table:table-cell>
          <table:table-cell office:value-type="float" office:value="9.711127" calcext:value-type="float">
            <text:p>9.71112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rocessor</text:p>
          </table:table-cell>
          <table:table-cell office:value-type="string" calcext:value-type="string">
            <text:p>Intel i5-5200U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.84229" calcext:value-type="float">
            <text:p>14.84229</text:p>
          </table:table-cell>
          <table:table-cell office:value-type="float" office:value="22.549145" calcext:value-type="float">
            <text:p>22.549145</text:p>
          </table:table-cell>
          <table:table-cell office:value-type="float" office:value="9.634924" calcext:value-type="float">
            <text:p>9.634924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4.785272" calcext:value-type="float">
            <text:p>14.785272</text:p>
          </table:table-cell>
          <table:table-cell office:value-type="float" office:value="23.055" calcext:value-type="float">
            <text:p>23.055</text:p>
          </table:table-cell>
          <table:table-cell office:value-type="float" office:value="9.599222" calcext:value-type="float">
            <text:p>9.599222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4.79893" calcext:value-type="float">
            <text:p>14.79893</text:p>
          </table:table-cell>
          <table:table-cell office:value-type="float" office:value="22.962095" calcext:value-type="float">
            <text:p>22.962095</text:p>
          </table:table-cell>
          <table:table-cell office:value-type="float" office:value="9.63244" calcext:value-type="float">
            <text:p>9.6324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3.71298" calcext:value-type="float">
            <text:p>3.71298</text:p>
          </table:table-cell>
          <table:table-cell office:value-type="float" office:value="5.639549" calcext:value-type="float">
            <text:p>5.639549</text:p>
          </table:table-cell>
          <table:table-cell office:value-type="float" office:value="2.422838" calcext:value-type="float">
            <text:p>2.422838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3.728417" calcext:value-type="float">
            <text:p>3.728417</text:p>
          </table:table-cell>
          <table:table-cell office:value-type="float" office:value="5.665399" calcext:value-type="float">
            <text:p>5.665399</text:p>
          </table:table-cell>
          <table:table-cell office:value-type="float" office:value="2.432449" calcext:value-type="float">
            <text:p>2.432449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3.716205" calcext:value-type="float">
            <text:p>3.716205</text:p>
          </table:table-cell>
          <table:table-cell office:value-type="float" office:value="5.644827" calcext:value-type="float">
            <text:p>5.644827</text:p>
          </table:table-cell>
          <table:table-cell office:value-type="float" office:value="2.424952" calcext:value-type="float">
            <text:p>2.424952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3.71305" calcext:value-type="float">
            <text:p>3.71305</text:p>
          </table:table-cell>
          <table:table-cell office:value-type="float" office:value="5.640944" calcext:value-type="float">
            <text:p>5.640944</text:p>
          </table:table-cell>
          <table:table-cell office:value-type="float" office:value="2.412665" calcext:value-type="float">
            <text:p>2.41266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3.737696" calcext:value-type="float">
            <text:p>3.737696</text:p>
          </table:table-cell>
          <table:table-cell office:value-type="float" office:value="5.657866" calcext:value-type="float">
            <text:p>5.657866</text:p>
          </table:table-cell>
          <table:table-cell office:value-type="float" office:value="2.76885" calcext:value-type="float">
            <text:p>2.7688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0.602207" calcext:value-type="float">
            <text:p>0.602207</text:p>
          </table:table-cell>
          <table:table-cell office:value-type="float" office:value="0.914094" calcext:value-type="float">
            <text:p>0.914094</text:p>
          </table:table-cell>
          <table:table-cell office:value-type="float" office:value="0.391903" calcext:value-type="float">
            <text:p>0.391903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60817" calcext:value-type="float">
            <text:p>0.60817</text:p>
          </table:table-cell>
          <table:table-cell office:value-type="float" office:value="0.909163" calcext:value-type="float">
            <text:p>0.909163</text:p>
          </table:table-cell>
          <table:table-cell office:value-type="float" office:value="0.394551" calcext:value-type="float">
            <text:p>0.39455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603007" calcext:value-type="float">
            <text:p>0.603007</text:p>
          </table:table-cell>
          <table:table-cell office:value-type="float" office:value="0.91377" calcext:value-type="float">
            <text:p>0.91377</text:p>
          </table:table-cell>
          <table:table-cell office:value-type="float" office:value="0.400663" calcext:value-type="float">
            <text:p>0.400663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604543" calcext:value-type="float">
            <text:p>0.604543</text:p>
          </table:table-cell>
          <table:table-cell office:value-type="float" office:value="0.913126" calcext:value-type="float">
            <text:p>0.913126</text:p>
          </table:table-cell>
          <table:table-cell office:value-type="float" office:value="0.402207" calcext:value-type="float">
            <text:p>0.402207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610268" calcext:value-type="float">
            <text:p>0.610268</text:p>
          </table:table-cell>
          <table:table-cell office:value-type="float" office:value="0.909578" calcext:value-type="float">
            <text:p>0.909578</text:p>
          </table:table-cell>
          <table:table-cell office:value-type="float" office:value="0.401334" calcext:value-type="float">
            <text:p>0.40133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0.342111" calcext:value-type="float">
            <text:p>0.342111</text:p>
          </table:table-cell>
          <table:table-cell office:value-type="float" office:value="0.516296" calcext:value-type="float">
            <text:p>0.516296</text:p>
          </table:table-cell>
          <table:table-cell office:value-type="float" office:value="0.225887" calcext:value-type="float">
            <text:p>0.225887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344898" calcext:value-type="float">
            <text:p>0.344898</text:p>
          </table:table-cell>
          <table:table-cell office:value-type="float" office:value="0.520304" calcext:value-type="float">
            <text:p>0.520304</text:p>
          </table:table-cell>
          <table:table-cell office:value-type="float" office:value="0.229956" calcext:value-type="float">
            <text:p>0.22995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343423" calcext:value-type="float">
            <text:p>0.343423</text:p>
          </table:table-cell>
          <table:table-cell office:value-type="float" office:value="0.51711" calcext:value-type="float">
            <text:p>0.51711</text:p>
          </table:table-cell>
          <table:table-cell office:value-type="float" office:value="0.228671" calcext:value-type="float">
            <text:p>0.22867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344255" calcext:value-type="float">
            <text:p>0.344255</text:p>
          </table:table-cell>
          <table:table-cell office:value-type="float" office:value="0.520963" calcext:value-type="float">
            <text:p>0.520963</text:p>
          </table:table-cell>
          <table:table-cell office:value-type="float" office:value="0.231282" calcext:value-type="float">
            <text:p>0.231282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343614" calcext:value-type="float">
            <text:p>0.343614</text:p>
          </table:table-cell>
          <table:table-cell office:value-type="float" office:value="0.513434" calcext:value-type="float">
            <text:p>0.513434</text:p>
          </table:table-cell>
          <table:table-cell office:value-type="float" office:value="0.227196" calcext:value-type="float">
            <text:p>0.22719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0.156875" calcext:value-type="float">
            <text:p>0.156875</text:p>
          </table:table-cell>
          <table:table-cell office:value-type="float" office:value="0.234557" calcext:value-type="float">
            <text:p>0.234557</text:p>
          </table:table-cell>
          <table:table-cell office:value-type="float" office:value="0.104544" calcext:value-type="float">
            <text:p>0.104544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156471" calcext:value-type="float">
            <text:p>0.156471</text:p>
          </table:table-cell>
          <table:table-cell office:value-type="float" office:value="0.234016" calcext:value-type="float">
            <text:p>0.234016</text:p>
          </table:table-cell>
          <table:table-cell office:value-type="float" office:value="0.109277" calcext:value-type="float">
            <text:p>0.109277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158788" calcext:value-type="float">
            <text:p>0.158788</text:p>
          </table:table-cell>
          <table:table-cell office:value-type="float" office:value="0.233601" calcext:value-type="float">
            <text:p>0.233601</text:p>
          </table:table-cell>
          <table:table-cell office:value-type="float" office:value="0.110116" calcext:value-type="float">
            <text:p>0.11011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15804" calcext:value-type="float">
            <text:p>0.15804</text:p>
          </table:table-cell>
          <table:table-cell office:value-type="float" office:value="0.236621" calcext:value-type="float">
            <text:p>0.236621</text:p>
          </table:table-cell>
          <table:table-cell office:value-type="float" office:value="0.103286" calcext:value-type="float">
            <text:p>0.10328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158701" calcext:value-type="float">
            <text:p>0.158701</text:p>
          </table:table-cell>
          <table:table-cell office:value-type="float" office:value="0.237327" calcext:value-type="float">
            <text:p>0.237327</text:p>
          </table:table-cell>
          <table:table-cell office:value-type="float" office:value="0.106159" calcext:value-type="float">
            <text:p>0.10615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0.047021" calcext:value-type="float">
            <text:p>0.047021</text:p>
          </table:table-cell>
          <table:table-cell office:value-type="float" office:value="0.064513" calcext:value-type="float">
            <text:p>0.064513</text:p>
          </table:table-cell>
          <table:table-cell office:value-type="float" office:value="0.034745" calcext:value-type="float">
            <text:p>0.03474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044973" calcext:value-type="float">
            <text:p>0.044973</text:p>
          </table:table-cell>
          <table:table-cell office:value-type="float" office:value="0.066337" calcext:value-type="float">
            <text:p>0.066337</text:p>
          </table:table-cell>
          <table:table-cell office:value-type="float" office:value="0.032749" calcext:value-type="float">
            <text:p>0.032749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044847" calcext:value-type="float">
            <text:p>0.044847</text:p>
          </table:table-cell>
          <table:table-cell office:value-type="float" office:value="0.063034" calcext:value-type="float">
            <text:p>0.063034</text:p>
          </table:table-cell>
          <table:table-cell office:value-type="float" office:value="0.032004" calcext:value-type="float">
            <text:p>0.032004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044728" calcext:value-type="float">
            <text:p>0.044728</text:p>
          </table:table-cell>
          <table:table-cell office:value-type="float" office:value="0.068286" calcext:value-type="float">
            <text:p>0.068286</text:p>
          </table:table-cell>
          <table:table-cell office:value-type="float" office:value="0.036813" calcext:value-type="float">
            <text:p>0.036813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.045493" calcext:value-type="float">
            <text:p>0.045493</text:p>
          </table:table-cell>
          <table:table-cell office:value-type="float" office:value="0.062846" calcext:value-type="float">
            <text:p>0.062846</text:p>
          </table:table-cell>
          <table:table-cell office:value-type="float" office:value="0.033639" calcext:value-type="float">
            <text:p>0.03363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1:52:58.167112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05:58.254212748</meta:creation-date>
    <dc:date>2019-07-24T01:55:55.662428471</dc:date>
    <meta:editing-duration>PT6H5M23S</meta:editing-duration>
    <meta:editing-cycles>17</meta:editing-cycles>
    <meta:generator>LibreOffice/6.0.7.3$Linux_X86_64 LibreOffice_project/00m0$Build-3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style:font-style-name="Regular" fo:font-size="26pt" style:font-size-asian="10pt" style:font-size-complex="10pt"/>
    </style:style>
    <style:style style:name="ch3" style:family="chart">
      <style:chart-properties chart:interpolation="b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family="'Lohit Assamese'" style:font-style-name="Regular" fo:font-size="3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style:rotation-angle="90"/>
      <style:text-properties fo:font-family="'Lohit Assamese'" style:font-style-name="Regular" fo:font-size="2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4.549cm" svg:height="17.061cm" xlink:href=".." xlink:type="simple" chart:class="chart:line" chart:style-name="ch1">
        <chart:legend svg:x="1.901cm" svg:y="14.77cm" style:legend-expansion="custom" chartooo:width="10.272cm" chartooo:height="1.647cm" style:legend-expansion-aspect-ratio="6.2367941712204" chart:style-name="ch2"/>
        <chart:plot-area chart:style-name="ch3" table:cell-range-address="Sheet1.E1:Sheet1.I4" chart:data-source-has-labels="both" svg:x="2.329cm" svg:y="0.089cm" svg:width="15.789cm" svg:height="14.165cm">
          <chartooo:coordinate-region svg:x="3.37cm" svg:y="0.4cm" svg:width="14.125cm" svg:height="12.983cm"/>
          <chart:axis chart:dimension="x" chart:name="primary-x" chart:style-name="ch4" chartooo:axis-type="auto">
            <chartooo:date-scale/>
            <chart:title svg:x="15.583cm" svg:y="14.497cm" chart:style-name="ch5">
              <text:p>Resolution</text:p>
            </chart:title>
            <chart:categories table:cell-range-address="Sheet1.F1:Sheet1.I1"/>
            <chart:grid chart:style-name="ch6" chart:class="major"/>
          </chart:axis>
          <chart:axis chart:dimension="y" chart:name="primary-y" chart:style-name="ch7">
            <chart:title svg:x="0.337cm" svg:y="10.904cm" chart:style-name="ch8">
              <text:p>Zeit in Sekunden</text:p>
            </chart:title>
            <chart:grid chart:style-name="ch6" chart:class="major"/>
          </chart:axis>
          <chart:series chart:style-name="ch9" chart:values-cell-range-address="Sheet1.F2:Sheet1.I2" chart:label-cell-address="Sheet1.E2:Sheet1.E2" chart:class="chart:line">
            <chart:data-point chart:repeated="4"/>
          </chart:series>
          <chart:series chart:style-name="ch10" chart:values-cell-range-address="Sheet1.F3:Sheet1.I3" chart:label-cell-address="Sheet1.E3:Sheet1.E3" chart:class="chart:line">
            <chart:data-point chart:repeated="4"/>
          </chart:series>
          <chart:series chart:style-name="ch11" chart:values-cell-range-address="Sheet1.F4:Sheet1.I4" chart:label-cell-address="Sheet1.E4:Sheet1.E4" chart:class="chart:line">
            <chart:data-point chart:repeated="4"/>
          </chart:series>
          <chart:wall chart:style-name="ch12"/>
          <chart:floor chart:style-name="ch13"/>
        </chart:plot-area>
        <draw:frame draw:style-name="gr1" draw:text-style-name="P1" svg:width="16.132cm" svg:height="14.404cm" svg:x="18.407cm" svg:y="0cm">
          <draw:image xlink:href="Pictures/200001DC000028B000001E085D05CF40EEC858FE.svm" xlink:type="simple" xlink:show="embed" xlink:actuate="onLoad">
            <text:p/>
          </draw:image>
          <draw:image xlink:href="Pictures/100002000000017100000110E995B02C88D6F805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50">
                <text:p>250</text:p>
                <draw:g>
                  <svg:desc>Sheet1.F1:Sheet1.I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1.E2:Sheet1.E2</svg:desc>
                </draw:g>
              </table:table-cell>
              <table:table-cell office:value-type="float" office:value="0.0454124">
                <text:p>0.0454124</text:p>
                <draw:g>
                  <svg:desc>Sheet1.F2:Sheet1.I2</svg:desc>
                </draw:g>
              </table:table-cell>
              <table:table-cell office:value-type="float" office:value="0.157775">
                <text:p>0.157775</text:p>
              </table:table-cell>
              <table:table-cell office:value-type="float" office:value="0.3436602">
                <text:p>0.3436602</text:p>
              </table:table-cell>
              <table:table-cell office:value-type="float" office:value="0.605639">
                <text:p>0.605639</text:p>
              </table:table-cell>
            </table:table-row>
            <table:table-row>
              <table:table-cell office:value-type="string">
                <text:p>ASM</text:p>
                <draw:g>
                  <svg:desc>Sheet1.E3:Sheet1.E3</svg:desc>
                </draw:g>
              </table:table-cell>
              <table:table-cell office:value-type="float" office:value="0.0650032">
                <text:p>0.0650032</text:p>
                <draw:g>
                  <svg:desc>Sheet1.F3:Sheet1.I3</svg:desc>
                </draw:g>
              </table:table-cell>
              <table:table-cell office:value-type="float" office:value="0.2352244">
                <text:p>0.2352244</text:p>
              </table:table-cell>
              <table:table-cell office:value-type="float" office:value="0.5176214">
                <text:p>0.5176214</text:p>
              </table:table-cell>
              <table:table-cell office:value-type="float" office:value="0.9119462">
                <text:p>0.9119462</text:p>
              </table:table-cell>
            </table:table-row>
            <table:table-row>
              <table:table-cell office:value-type="string">
                <text:p>ASM_SimD</text:p>
                <draw:g>
                  <svg:desc>Sheet1.E4:Sheet1.E4</svg:desc>
                </draw:g>
              </table:table-cell>
              <table:table-cell office:value-type="float" office:value="0.03399">
                <text:p>0.03399</text:p>
                <draw:g>
                  <svg:desc>Sheet1.F4:Sheet1.I4</svg:desc>
                </draw:g>
              </table:table-cell>
              <table:table-cell office:value-type="float" office:value="0.1066764">
                <text:p>0.1066764</text:p>
              </table:table-cell>
              <table:table-cell office:value-type="float" office:value="0.2285984">
                <text:p>0.2285984</text:p>
              </table:table-cell>
              <table:table-cell office:value-type="float" office:value="0.3981316">
                <text:p>0.3981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